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13_15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13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Bernard Drachman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5653</text:p>
      <text:p text:style-name="P5">Date (derived from Gregorian calendar)<text:tab/>March 22, 1893</text:p>
      <text:p text:style-name="P5">Month<text:tab/><text:tab/><text:tab/><text:tab/><text:tab/><text:tab/>March</text:p>
      <text:p text:style-name="P5">Year<text:tab/><text:tab/><text:tab/><text:tab/><text:tab/><text:tab/>1893</text:p>
      <text:p text:style-name="P5">Hebrew Date<text:tab/><text:tab/><text:tab/><text:tab/><text:tab/></text:p>
      <text:p text:style-name="P5">Undated</text:p>
      <text:p text:style-name="P5">City<text:tab/><text:tab/><text:tab/><text:tab/><text:tab/><text:tab/>New York</text:p>
      <text:p text:style-name="P5">State<text:tab/><text:tab/><text:tab/><text:tab/><text:tab/><text:tab/>NY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Letter</text:p>
      <text:p text:style-name="P5">Number of Pages<text:tab/><text:tab/><text:tab/><text:tab/>2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2">Rev. Dr. S. Morais!/</text:p>
      <text:p text:style-name="P2"><text:tab/>President of the Faculty of the Jewish Theological Seminary/</text:p>
      <text:p text:style-name="P3">New York, March 22[/ inserted by author]5653/</text:p>
      <text:p text:style-name="P2">Honored Sir!/</text:p>
      <text:p text:style-name="P2"><text:tab/>I have the honor to present herewith/ a report of the trip of our student, Joseph H. Hertz accompanied/ by the undersigned to Syracuse and of the results of his sermon/ in the synagogue of the Congregation Adath Jeshurun in that city./ <text:s/>I am happy to state that his success was highly gratifying/ and that the congregation elected him to the position of Rabbi and/ preacher for the three years following his graduation from the/ Seminary, with a salary of $1200 for the first year and $1500 for/ the two succeeding years. <text:s/>During the coming year he is to come up/ seven times to deliver sermons before the congregation for which he is/ to receive the sum of $300. <text:s/>The congregation is orthodox and follows/ the Polish Minhag. <text:s/>I am happy to state that in his address accepting/ the election Mr Hertz declared himself firmly attached to Orthodox/ Judaism and that he would never consent to the <text:soft-page-break/>abrogation of/ any of the institutions enjoined by the laws and traditions of our/ sacred faith. <text:s/>Syracuse appears to me a most favorable field/ for an earnest and enthusiastic young man to do good work for Judaism./ <text:s/>There are six orthodox congregations, one so-called conservative and/ one ultra-Reform congregation. <text:s/>The Polish element consists/ almost entirely of English speaking persons and the young people/</text:p>
      <text:p text:style-name="P2"/>
      <text:p text:style-name="P2">[Page 2]</text:p>
      <text:p text:style-name="P2">are thoroughly Americanized. <text:s/>Besides the excellent opening/ afforded to Mr Hertz, a most excellent opportunity to promote the/ interests of the Seminary is now given. <text:s/>The people in Syracuse/ were almost entirely ignorant of the work it has been doing but all agreed/ that the kind of ministers whom we shall, with the help of the/ Almighty, soon send forth are just what American Judaism/ most urgently needs. <text:s/>I have not yet decided to publish anything/ concerning the matter and shall await your advice before doing so./ <text:s/>I have the honor to remain/ Very respectfully yours/ Bernard Drachman/ Dean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7T15:36:35.86</meta:creation-date>
    <meta:document-statistic meta:table-count="0" meta:image-count="0" meta:object-count="0" meta:page-count="3" meta:paragraph-count="68" meta:word-count="512" meta:character-count="3338"/>
    <dc:date>2011-12-07T15:44:55.87</dc:date>
    <dc:creator>Penn Libraries</dc:creator>
    <meta:editing-duration>PT00H08M20S</meta:editing-duration>
    <meta:editing-cycles>1</meta:editing-cycles>
    <meta:generator>OpenOffice.org/3.2$Win32 OpenOffice.org_project/320m12$Build-9483</meta:generator>
  </office:meta>
</office:document-meta>
</file>